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1 Sheet1.A2:Sheet1.A6 Sheet1.B1:Sheet1.B1 Sheet1.B2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test1</text:p>
          </table:table-cell>
          <table:table-cell office:value-type="string">
            <text:p>test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3-03-04T17:35:49</meta:creation-date>
    <dc:date>2013-03-04T17:37:10</dc:date>
    <dc:creator>Markus Mohrhard</dc:creator>
    <meta:editing-duration>P0D</meta:editing-duration>
    <meta:editing-cycles>1</meta:editing-cycles>
    <meta:document-statistic meta:table-count="3" meta:cell-count="12" meta:object-count="1"/>
    <meta:generator>LibreOffice/3.5$Linux_X86_64 LibreOffice_project/350m1$Build-41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percentage" chart:error-percentage="5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percentage" chart:error-percentage="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category="percentag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8cm" svg:y="4.201cm" style:legend-expansion="high" chart:style-name="ch2"/>
        <chart:plot-area chart:style-name="ch3" table:cell-range-address="Sheet1.A1:Sheet1.B6" chart:data-source-has-labels="row" svg:x="0.77cm" svg:y="0.855cm" svg:width="13.068cm" svg:height="7.545cm">
          <chartooo:coordinate-region svg:x="1.206cm" svg:y="1.054cm" svg:width="12.39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error-indicator chart:style-name="ch7" chart:dimension="y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st2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5">
                <text:p>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ss3t="http://www.w3.org/TR/css3-text/" office:version="1.2">
  <office:styles/>
</office:document-styles>
</file>